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8.306cm" fo:min-width="14.562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fo:min-height="4.418cm" fo:min-width="4.238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598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1.3cm" svg:height="12.1cm" svg:x="4.1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cm" svg:height="6.6cm" svg:x="9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7cm" svg:height="0.9cm" svg:x="17.9cm" svg:y="5.7cm">
          <draw:text-box>
            <text:p>Vizinhança</text:p>
          </draw:text-box>
        </draw:frame>
        <draw:frame draw:style-name="gr4" draw:text-style-name="P3" draw:layer="layout" svg:width="2.8cm" svg:height="0.848cm" svg:x="11.4cm" svg:y="10.6cm">
          <draw:text-box>
            <text:p>Sistema</text:p>
          </draw:text-box>
        </draw:frame>
        <draw:path draw:style-name="gr5" draw:text-style-name="P4" draw:layer="layout" svg:width="5.38cm" svg:height="3.237cm" draw:transform="rotate (0.108210413623648) translate (14.3503221825472cm 7.28116098908275cm)" svg:viewBox="0 0 5381 3238" svg:d="M0 3238c4627-1 5381-3238 5381-3238">
          <text:p/>
        </draw:path>
        <draw:path draw:style-name="gr6" draw:text-style-name="P4" draw:layer="layout" svg:width="5.38cm" svg:height="3.237cm" draw:transform="rotate (-3.03128784486375) translate (19.9258388185082cm 9.73690188571318cm)" svg:viewBox="0 0 5381 3238" svg:d="M0 3238c4627-1 5381-3238 5381-3238">
          <text:p/>
        </draw:path>
        <draw:frame draw:style-name="gr4" draw:text-style-name="P3" draw:layer="layout" svg:width="2.2cm" svg:height="0.848cm" svg:x="18.3cm" svg:y="9.4cm">
          <draw:text-box>
            <text:p>-Q, <text:span text:style-name="T1">τ</text:span></text:p>
          </draw:text-box>
        </draw:frame>
        <draw:frame draw:style-name="gr4" draw:text-style-name="P3" draw:layer="layout" svg:width="2.2cm" svg:height="0.848cm" svg:x="15.2cm" svg:y="6.5cm">
          <draw:text-box>
            <text:p>Q, -<text:span text:style-name="T1">τ</text:span></text:p>
          </draw:text-box>
        </draw:frame>
        <draw:frame draw:style-name="gr4" draw:text-style-name="P3" draw:layer="layout" svg:width="3cm" svg:height="0.848cm" svg:x="4.9cm" svg:y="15.5cm">
          <draw:text-box>
            <text:p>Univers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2:46:05.141631992</meta:creation-date>
    <dc:date>2018-08-19T10:28:00.023621628</dc:date>
    <meta:editing-duration>PT24M36S</meta:editing-duration>
    <meta:editing-cycles>7</meta:editing-cycles>
    <meta:generator>LibreOffice/6.0.3.2$Linux_X86_64 LibreOffice_project/00m0$Build-2</meta:generator>
    <meta:document-statistic meta:object-count="9"/>
  </office:meta>
</office:document-meta>
</file>